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573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99ff99"/>
    </style:style>
    <style:style style:name="ce8" style:family="table-cell" style:parent-style-name="Bold">
      <style:table-cell-properties fo:background-color="#ffd573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7f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99ff99"/>
    </style:style>
    <style:style style:name="ce18" style:family="table-cell" style:parent-style-name="Datetime">
      <style:table-cell-properties fo:background-color="#ffd573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7f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99ff99"/>
    </style:style>
    <style:style style:name="ce28" style:family="table-cell" style:parent-style-name="Date">
      <style:table-cell-properties fo:background-color="#ffd573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7f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99ff99"/>
    </style:style>
    <style:style style:name="ce38" style:family="table-cell" style:parent-style-name="Integer">
      <style:table-cell-properties fo:background-color="#ffd573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7f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99ff99"/>
    </style:style>
    <style:style style:name="ce48" style:family="table-cell" style:parent-style-name="EUR">
      <style:table-cell-properties fo:background-color="#ffd573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7f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7f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99ff99"/>
    </style:style>
    <style:style style:name="ce60" style:family="table-cell" style:parent-style-name="USD">
      <style:table-cell-properties fo:background-color="#ffd573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7f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99ff99"/>
    </style:style>
    <style:style style:name="ce70" style:family="table-cell" style:parent-style-name="Percentage">
      <style:table-cell-properties fo:background-color="#ffd573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7f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99ff99"/>
    </style:style>
    <style:style style:name="ce80" style:family="table-cell" style:parent-style-name="Float6">
      <style:table-cell-properties fo:background-color="#ffd573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7f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99ff99"/>
    </style:style>
    <style:style style:name="ce90" style:family="table-cell" style:parent-style-name="Float2">
      <style:table-cell-properties fo:background-color="#ffd573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7f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99ff99"/>
    </style:style>
    <style:style style:name="ce100" style:family="table-cell" style:parent-style-name="Time">
      <style:table-cell-properties fo:background-color="#ffd573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7f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99ff99"/>
    </style:style>
    <style:style style:name="ce110" style:family="table-cell" style:parent-style-name="Bool">
      <style:table-cell-properties fo:background-color="#ffd573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7f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  <table:table-cell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string" calcext:value-type="string">
            <text:p>2021-09-29 12:46:13.320354</text:p>
          </table:table-cell>
          <table:table-cell table:style-name="ce22" office:value-type="string" calcext:value-type="string">
            <text:p>2021-09-29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string" calcext:value-type="string">
            <text:p>12:46:13.380227</text:p>
          </table:table-cell>
          <table:table-cell table:style-name="ce104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string" calcext:value-type="string">
            <text:p>2021-09-29 12:46:13.418399</text:p>
          </table:table-cell>
          <table:table-cell table:style-name="ce23" office:value-type="string" calcext:value-type="string">
            <text:p>2021-09-29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string" calcext:value-type="string">
            <text:p>00:46:13.512431</text:p>
          </table:table-cell>
          <table:table-cell table:style-name="ce105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string" calcext:value-type="string">
            <text:p>2021-09-29 12:46:13.541872</text:p>
          </table:table-cell>
          <table:table-cell table:style-name="ce24" office:value-type="string" calcext:value-type="string">
            <text:p>2021-09-29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string" calcext:value-type="string">
            <text:p>12:46:13.591232</text:p>
          </table:table-cell>
          <table:table-cell table:style-name="ce106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string" calcext:value-type="string">
            <text:p>2021-09-29 12:46:13.601670</text:p>
          </table:table-cell>
          <table:table-cell table:style-name="ce25" office:value-type="string" calcext:value-type="string">
            <text:p>2021-09-29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string" calcext:value-type="string">
            <text:p>00:46:13.618195</text:p>
          </table:table-cell>
          <table:table-cell table:style-name="ce107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string" calcext:value-type="string">
            <text:p>2021-09-29 12:46:13.624119</text:p>
          </table:table-cell>
          <table:table-cell table:style-name="ce26" office:value-type="string" calcext:value-type="string">
            <text:p>2021-09-29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string" calcext:value-type="string">
            <text:p>12:46:13.646057</text:p>
          </table:table-cell>
          <table:table-cell table:style-name="ce108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string" calcext:value-type="string">
            <text:p>2021-09-29 12:46:13.661106</text:p>
          </table:table-cell>
          <table:table-cell table:style-name="ce27" office:value-type="string" calcext:value-type="string">
            <text:p>2021-09-29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string" calcext:value-type="string">
            <text:p>00:46:13.689117</text:p>
          </table:table-cell>
          <table:table-cell table:style-name="ce109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string" calcext:value-type="string">
            <text:p>2021-09-29 12:46:13.698187</text:p>
          </table:table-cell>
          <table:table-cell table:style-name="ce28" office:value-type="string" calcext:value-type="string">
            <text:p>2021-09-29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string" calcext:value-type="string">
            <text:p>12:46:13.724102</text:p>
          </table:table-cell>
          <table:table-cell table:style-name="ce110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string" calcext:value-type="string">
            <text:p>2021-09-29 12:46:13.741573</text:p>
          </table:table-cell>
          <table:table-cell table:style-name="ce29" office:value-type="string" calcext:value-type="string">
            <text:p>2021-09-29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string" calcext:value-type="string">
            <text:p>00:46:13.783273</text:p>
          </table:table-cell>
          <table:table-cell table:style-name="ce111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string" calcext:value-type="string">
            <text:p>2021-09-29 12:46:13.796588</text:p>
          </table:table-cell>
          <table:table-cell table:style-name="ce30" office:value-type="string" calcext:value-type="string">
            <text:p>2021-09-29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string" calcext:value-type="string">
            <text:p>12:46:13.828512</text:p>
          </table:table-cell>
          <table:table-cell table:style-name="ce112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string" calcext:value-type="string">
            <text:p>2021-09-29 12:46:13.832983</text:p>
          </table:table-cell>
          <table:table-cell table:style-name="ce31" office:value-type="string" calcext:value-type="string">
            <text:p>2021-09-29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string" calcext:value-type="string">
            <text:p>00:46:13.844667</text:p>
          </table:table-cell>
          <table:table-cell table:style-name="ce113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>
            <office:annotation draw:style-name="gr1" draw:text-style-name="P2" svg:width="2.899cm" svg:height="0.991cm" svg:x="10.601cm" svg:y="4.37cm" draw:caption-point-x="-0.61cm" draw:caption-point-y="1.51cm">
              <dc:date>2021-09-29T00:00:00</dc:date>
              <text:p text:style-name="P1">This is nice comment</text:p>
            </office:annotation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  <table:table-cell/>
        </table:table-row>
      </table:table>
      <table:table table:name="Helpers" table:style-name="ta1">
        <table:table-column table:style-name="co3" table:default-cell-style-name="ce40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/>
      <style:paragraph-properties fo:text-align="start"/>
    </style:style>
    <style:style style:name="Integer" style:family="table-cell" style:parent-style-name="Float6" style:data-style-name="N112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2:46:12.4177172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rulomio</meta:initial-creator>
    <meta:creation-date>2021-09-29T12:46:12</meta:creation-date>
    <meta:generator>LibreOffice/7.1.6.2.0$Linux_X86_64 LibreOffice_project/10$Build-2</meta:generator>
    <dc:date>2021-09-29T12:46:14.009243977</dc:date>
    <meta:editing-duration>PT7M41S</meta:editing-duration>
    <meta:editing-cycles>9</meta:editing-cycles>
    <dc:description>This file have been generated with UnoGenerator-0.2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title>UnoGenerator ODS example</dc:title>
    <meta:document-statistic meta:table-count="2" meta:cell-count="161" meta:object-count="0"/>
  </office:meta>
</office:document-meta>
</file>